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99ff" draw:auto-grow-height="true" draw:auto-grow-width="true" fo:max-height="0cm" fo:min-height="0cm"/>
    </style:style>
    <style:style style:name="gr2" style:family="graphic" style:parent-style-name="standard">
      <style:graphic-properties draw:stroke="none" svg:stroke-color="#000000" draw:fill="solid" draw:fill-color="#0099ff" draw:auto-grow-height="true" draw:auto-grow-width="true" fo:max-height="0cm" fo:min-height="0.08cm"/>
    </style:style>
    <style:style style:name="gr3" style:family="graphic" style:parent-style-name="standard">
      <style:graphic-properties draw:stroke="none" svg:stroke-color="#000000" draw:fill="solid" draw:fill-color="#0099ff" draw:auto-grow-height="true" draw:auto-grow-width="true" fo:max-height="0cm" fo:min-height="0.816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wap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xml:id="id1" draw:id="id1" draw:layer="layout" svg:width="1.556cm" svg:height="0.962cm" svg:x="9.3cm" svg:y="5.958cm">
          <draw:text-box>
            <text:p>123</text:p>
          </draw:text-box>
        </draw:frame>
        <draw:frame draw:style-name="gr1" xml:id="id2" draw:id="id2" draw:layer="layout" svg:width="1.556cm" svg:height="0.962cm" svg:x="16.094cm" svg:y="6.044cm">
          <draw:text-box>
            <text:p>213</text:p>
          </draw:text-box>
        </draw:frame>
        <draw:frame draw:style-name="gr2" xml:id="id3" draw:id="id3" draw:layer="layout" svg:width="1.556cm" svg:height="0.962cm" svg:x="19.6cm" svg:y="9.79cm">
          <draw:text-box>
            <text:p>321</text:p>
          </draw:text-box>
        </draw:frame>
        <draw:frame draw:style-name="gr1" xml:id="id4" draw:id="id4" draw:layer="layout" svg:width="1.556cm" svg:height="0.962cm" svg:x="4.8cm" svg:y="8.958cm">
          <draw:text-box>
            <text:p>132</text:p>
          </draw:text-box>
        </draw:frame>
        <draw:frame draw:style-name="gr1" xml:id="id5" draw:id="id5" draw:layer="layout" svg:width="1.556cm" svg:height="0.962cm" svg:x="11.204cm" svg:y="13.378cm">
          <draw:text-box>
            <text:p>312</text:p>
          </draw:text-box>
        </draw:frame>
        <draw:frame draw:style-name="gr3" xml:id="id6" draw:id="id6" draw:layer="layout" svg:width="1.556cm" svg:height="1.066cm" svg:x="20.98cm" svg:y="14.478cm">
          <draw:text-box>
            <text:p>231</text:p>
          </draw:text-box>
        </draw:frame>
        <draw:connector draw:style-name="gr4" draw:text-style-name="P1" draw:layer="layout" draw:type="curve" svg:x1="10.078cm" svg:y1="5.958cm" svg:x2="16.872cm" svg:y2="6.044cm" draw:start-shape="id1" draw:start-glue-point="0" draw:end-shape="id2" draw:end-glue-point="0" svg:d="m10078 5958c0-750 6794-793 6794 86">
          <text:p/>
        </draw:connector>
        <draw:connector draw:style-name="gr4" draw:text-style-name="P1" draw:layer="layout" draw:type="curve" svg:x1="10.856cm" svg:y1="6.439cm" svg:x2="19.6cm" svg:y2="10.271cm" draw:start-shape="id1" draw:start-glue-point="1" draw:end-shape="id3" draw:end-glue-point="3" svg:d="m10856 6439c6558 0 2186 3832 8744 3832">
          <text:p/>
        </draw:connector>
        <draw:connector draw:style-name="gr4" draw:text-style-name="P1" draw:layer="layout" draw:type="curve" svg:x1="9.3cm" svg:y1="6.439cm" svg:x2="5.578cm" svg:y2="8.958cm" draw:start-shape="id1" draw:start-glue-point="3" draw:end-shape="id4" draw:end-glue-point="0" svg:d="m9300 6439c-2482 0-3722 839-3722 2519">
          <text:p/>
        </draw:connector>
        <draw:connector draw:style-name="gr4" draw:text-style-name="P1" draw:layer="layout" draw:type="curve" svg:x1="11.204cm" svg:y1="13.859cm" svg:x2="5.578cm" svg:y2="9.92cm" draw:start-shape="id5" draw:start-glue-point="3" draw:end-shape="id4" draw:end-glue-point="2" svg:d="m11204 13859c-3751 0-5626-1313-5626-3939">
          <text:p/>
        </draw:connector>
        <draw:connector draw:style-name="gr4" draw:text-style-name="P1" draw:layer="layout" draw:type="curve" draw:line-skew="0cm 0.92cm" svg:x1="4.8cm" svg:y1="9.439cm" svg:x2="21.758cm" svg:y2="15.544cm" draw:start-shape="id4" draw:start-glue-point="3" draw:end-shape="id6" draw:end-glue-point="2" svg:d="m4800 9439c-750 0-625 3763 3802 5822s13156 2413 13156 283">
          <text:p/>
        </draw:connector>
        <draw:connector draw:style-name="gr4" draw:text-style-name="P1" draw:layer="layout" draw:type="curve" svg:x1="20.378cm" svg:y1="10.752cm" svg:x2="12.76cm" svg:y2="13.859cm" draw:start-shape="id3" draw:start-glue-point="2" draw:end-shape="id5" draw:end-glue-point="1" svg:d="m20378 10752c0 2072-2539 3107-7618 3107">
          <text:p/>
        </draw:connector>
        <draw:connector draw:style-name="gr4" draw:text-style-name="P1" draw:layer="layout" draw:type="curve" svg:x1="16.094cm" svg:y1="6.525cm" svg:x2="11.982cm" svg:y2="13.378cm" draw:start-shape="id2" draw:start-glue-point="3" draw:end-shape="id5" draw:end-glue-point="0" svg:d="m16094 6525c-2742 0-4112 2284-4112 6853">
          <text:p/>
        </draw:connector>
        <draw:connector draw:style-name="gr4" draw:text-style-name="P1" draw:layer="layout" draw:type="curve" svg:x1="21.156cm" svg:y1="10.271cm" svg:x2="20.98cm" svg:y2="15.011cm" draw:start-shape="id3" draw:start-glue-point="1" draw:end-shape="id6" draw:end-glue-point="3" svg:d="m21156 10271c750 0 500 2344-88 2344s-838 2396-88 2396">
          <text:p/>
        </draw:connector>
        <draw:connector draw:style-name="gr4" draw:text-style-name="P1" draw:layer="layout" draw:type="curve" svg:x1="22.536cm" svg:y1="15.011cm" svg:x2="17.65cm" svg:y2="6.525cm" draw:start-shape="id6" draw:start-glue-point="1" draw:end-shape="id2" draw:end-glue-point="1" svg:d="m22536 15011c750 0 3193-8486-4886-8486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xml:id="id7" draw:id="id7" draw:layer="layout" svg:width="1.137cm" svg:height="0.962cm" svg:x="13.009cm" svg:y="1.758cm">
          <draw:text-box>
            <text:p>---</text:p>
          </draw:text-box>
        </draw:frame>
        <draw:frame draw:style-name="gr1" xml:id="id11" draw:id="id11" draw:layer="layout" svg:width="1.277cm" svg:height="0.962cm" svg:x="19.139cm" svg:y="4.958cm">
          <draw:text-box>
            <text:p>1--</text:p>
          </draw:text-box>
        </draw:frame>
        <draw:frame draw:style-name="gr1" xml:id="id8" draw:id="id8" draw:layer="layout" svg:width="1.277cm" svg:height="0.962cm" svg:x="11.54cm" svg:y="4.958cm">
          <draw:text-box>
            <text:p>-1-</text:p>
          </draw:text-box>
        </draw:frame>
        <draw:frame draw:style-name="gr1" xml:id="id12" draw:id="id12" draw:layer="layout" svg:width="1.277cm" svg:height="0.962cm" svg:x="3.941cm" svg:y="4.958cm">
          <draw:text-box>
            <text:p>--1</text:p>
          </draw:text-box>
        </draw:frame>
        <draw:frame draw:style-name="gr1" xml:id="id19" draw:id="id19" draw:layer="layout" svg:width="1.416cm" svg:height="0.962cm" svg:x="15.771cm" svg:y="12.458cm">
          <draw:text-box>
            <text:p>12-</text:p>
          </draw:text-box>
        </draw:frame>
        <draw:frame draw:style-name="gr1" xml:id="id17" draw:id="id17" draw:layer="layout" svg:width="1.416cm" svg:height="0.962cm" svg:x="11.471cm" svg:y="12.458cm">
          <draw:text-box>
            <text:p>1-2</text:p>
          </draw:text-box>
        </draw:frame>
        <draw:frame draw:style-name="gr1" xml:id="id18" draw:id="id18" draw:layer="layout" svg:width="1.416cm" svg:height="0.962cm" svg:x="23.172cm" svg:y="12.458cm">
          <draw:text-box>
            <text:p>21-</text:p>
          </draw:text-box>
        </draw:frame>
        <draw:frame draw:style-name="gr1" xml:id="id16" draw:id="id16" draw:layer="layout" svg:width="1.416cm" svg:height="0.962cm" svg:x="2.172cm" svg:y="12.458cm">
          <draw:text-box>
            <text:p>-12</text:p>
          </draw:text-box>
        </draw:frame>
        <draw:frame draw:style-name="gr1" xml:id="id10" draw:id="id10" draw:layer="layout" svg:width="1.277cm" svg:height="0.962cm" svg:x="7.542cm" svg:y="4.958cm">
          <draw:text-box>
            <text:p>--2</text:p>
          </draw:text-box>
        </draw:frame>
        <draw:frame draw:style-name="gr1" xml:id="id9" draw:id="id9" draw:layer="layout" svg:width="1.277cm" svg:height="0.962cm" svg:x="15.241cm" svg:y="4.958cm">
          <draw:text-box>
            <text:p>-2-</text:p>
          </draw:text-box>
        </draw:frame>
        <draw:frame draw:style-name="gr1" xml:id="id13" draw:id="id13" draw:layer="layout" svg:width="1.277cm" svg:height="0.962cm" svg:x="23.34cm" svg:y="4.958cm">
          <draw:text-box>
            <text:p>2--</text:p>
          </draw:text-box>
        </draw:frame>
        <draw:frame draw:style-name="gr1" xml:id="id15" draw:id="id15" draw:layer="layout" svg:width="1.416cm" svg:height="0.962cm" svg:x="20.371cm" svg:y="12.458cm">
          <draw:text-box>
            <text:p>2-1</text:p>
          </draw:text-box>
        </draw:frame>
        <draw:frame draw:style-name="gr1" xml:id="id14" draw:id="id14" draw:layer="layout" svg:width="1.416cm" svg:height="0.962cm" svg:x="4.673cm" svg:y="12.458cm">
          <draw:text-box>
            <text:p>-21</text:p>
          </draw:text-box>
        </draw:frame>
        <draw:frame draw:style-name="gr1" xml:id="id22" draw:id="id22" draw:layer="layout" svg:width="1.556cm" svg:height="0.962cm" svg:x="7.901cm" svg:y="19.158cm">
          <draw:text-box>
            <text:p>121</text:p>
          </draw:text-box>
        </draw:frame>
        <draw:frame draw:style-name="gr1" xml:id="id20" draw:id="id20" draw:layer="layout" svg:width="1.51cm" svg:height="0.962cm" svg:x="4.524cm" svg:y="19.158cm">
          <draw:text-box>
            <text:p>112</text:p>
          </draw:text-box>
        </draw:frame>
        <draw:frame draw:style-name="gr1" xml:id="id25" draw:id="id25" draw:layer="layout" svg:width="1.51cm" svg:height="0.962cm" svg:x="15.225cm" svg:y="19.158cm">
          <draw:text-box>
            <text:p>211</text:p>
          </draw:text-box>
        </draw:frame>
        <draw:frame draw:style-name="gr1" xml:id="id24" draw:id="id24" draw:layer="layout" svg:width="1.556cm" svg:height="0.962cm" svg:x="11.201cm" svg:y="19.158cm">
          <draw:text-box>
            <text:p>122</text:p>
          </draw:text-box>
        </draw:frame>
        <draw:frame draw:style-name="gr1" xml:id="id21" draw:id="id21" draw:layer="layout" svg:width="1.556cm" svg:height="0.962cm" svg:x="18.902cm" svg:y="19.158cm">
          <draw:text-box>
            <text:p>212</text:p>
          </draw:text-box>
        </draw:frame>
        <draw:frame draw:style-name="gr1" xml:id="id23" draw:id="id23" draw:layer="layout" svg:width="1.556cm" svg:height="0.962cm" svg:x="22.301cm" svg:y="19.158cm">
          <draw:text-box>
            <text:p>221</text:p>
          </draw:text-box>
        </draw:frame>
        <draw:connector draw:style-name="gr6" draw:text-style-name="P1" draw:layer="layout" draw:type="curve" svg:x1="13.577cm" svg:y1="2.72cm" svg:x2="12.178cm" svg:y2="4.958cm" draw:start-shape="id7" draw:start-glue-point="2" draw:end-shape="id8" draw:end-glue-point="0" svg:d="m13577 2720c0 1678-1399 560-1399 2238">
          <text:p/>
        </draw:connector>
        <draw:connector draw:style-name="gr7" draw:text-style-name="P1" draw:layer="layout" draw:type="curve" svg:x1="13.577cm" svg:y1="2.72cm" svg:x2="15.879cm" svg:y2="4.958cm" draw:start-shape="id7" draw:start-glue-point="2" draw:end-shape="id9" draw:end-glue-point="0" svg:d="m13577 2720c0 1678 2302 560 2302 2238">
          <text:p/>
        </draw:connector>
        <draw:connector draw:style-name="gr7" draw:text-style-name="P1" draw:layer="layout" draw:type="curve" svg:x1="13.009cm" svg:y1="2.239cm" svg:x2="8.18cm" svg:y2="4.958cm" draw:start-shape="id7" draw:start-glue-point="3" draw:end-shape="id10" draw:end-glue-point="0" svg:d="m13009 2239c-3220 0-4829 906-4829 2719">
          <text:p/>
        </draw:connector>
        <draw:connector draw:style-name="gr6" draw:text-style-name="P1" draw:layer="layout" draw:type="curve" svg:x1="14.146cm" svg:y1="2.239cm" svg:x2="19.777cm" svg:y2="4.958cm" draw:start-shape="id7" draw:start-glue-point="1" draw:end-shape="id11" draw:end-glue-point="0" svg:d="m14146 2239c3754 0 5631 906 5631 2719">
          <text:p/>
        </draw:connector>
        <draw:connector draw:style-name="gr6" draw:text-style-name="P1" draw:layer="layout" draw:type="curve" svg:x1="13.577cm" svg:y1="1.758cm" svg:x2="4.579cm" svg:y2="4.958cm" draw:start-shape="id7" draw:start-glue-point="0" draw:end-shape="id12" draw:end-glue-point="0" svg:d="m13577 1758c0-750-8998-2350-8998 3200">
          <text:p/>
        </draw:connector>
        <draw:connector draw:style-name="gr7" draw:text-style-name="P1" draw:layer="layout" draw:type="curve" svg:x1="13.577cm" svg:y1="1.758cm" svg:x2="23.978cm" svg:y2="4.958cm" draw:start-shape="id7" draw:start-glue-point="0" draw:end-shape="id13" draw:end-glue-point="0" svg:d="m13577 1758c0-750 10401-2350 10401 3200">
          <text:p/>
        </draw:connector>
        <draw:connector draw:style-name="gr7" draw:text-style-name="P1" draw:layer="layout" draw:type="curve" svg:x1="4.579cm" svg:y1="5.92cm" svg:x2="5.381cm" svg:y2="12.458cm" draw:start-shape="id12" draw:start-glue-point="2" draw:end-shape="id14" draw:end-glue-point="0" svg:d="m4579 5920c0 4903 802 1635 802 6538">
          <text:p/>
        </draw:connector>
        <draw:connector draw:style-name="gr7" draw:text-style-name="P1" draw:layer="layout" draw:type="curve" svg:x1="4.579cm" svg:y1="5.92cm" svg:x2="21.079cm" svg:y2="12.458cm" draw:start-shape="id12" draw:start-glue-point="2" draw:end-shape="id15" draw:end-glue-point="0" svg:d="m4579 5920c0 4903 16500 1635 16500 6538">
          <text:p/>
        </draw:connector>
        <draw:connector draw:style-name="gr6" draw:text-style-name="P1" draw:layer="layout" draw:type="curve" svg:x1="8.18cm" svg:y1="5.92cm" svg:x2="2.88cm" svg:y2="12.458cm" draw:start-shape="id10" draw:start-glue-point="2" draw:end-shape="id16" draw:end-glue-point="0" svg:d="m8180 5920c0 4903-5300 1635-5300 6538">
          <text:p/>
        </draw:connector>
        <draw:connector draw:style-name="gr6" draw:text-style-name="P1" draw:layer="layout" draw:type="curve" svg:x1="8.18cm" svg:y1="5.92cm" svg:x2="12.179cm" svg:y2="12.458cm" draw:start-shape="id10" draw:start-glue-point="2" draw:end-shape="id17" svg:d="m8180 5920c0 4903 3999 1635 3999 6538">
          <text:p/>
        </draw:connector>
        <draw:connector draw:style-name="gr7" draw:text-style-name="P1" draw:layer="layout" draw:type="curve" svg:x1="12.178cm" svg:y1="5.92cm" svg:x2="23.88cm" svg:y2="12.458cm" draw:start-shape="id8" draw:start-glue-point="2" draw:end-shape="id18" draw:end-glue-point="0" svg:d="m12178 5920c0 4903 11702 1635 11702 6538">
          <text:p/>
        </draw:connector>
        <draw:connector draw:style-name="gr7" draw:text-style-name="P1" draw:layer="layout" draw:type="curve" svg:x1="12.178cm" svg:y1="5.92cm" svg:x2="2.88cm" svg:y2="12.458cm" draw:start-shape="id8" draw:start-glue-point="2" draw:end-shape="id16" draw:end-glue-point="0" svg:d="m12178 5920c0 4903-9298 1635-9298 6538">
          <text:p/>
        </draw:connector>
        <draw:connector draw:style-name="gr6" draw:text-style-name="P1" draw:layer="layout" draw:type="curve" svg:x1="15.879cm" svg:y1="5.92cm" svg:x2="16.479cm" svg:y2="12.458cm" draw:start-shape="id9" draw:start-glue-point="2" draw:end-shape="id19" draw:end-glue-point="0" svg:d="m15879 5920c0 4903 600 1635 600 6538">
          <text:p/>
        </draw:connector>
        <draw:connector draw:style-name="gr6" draw:text-style-name="P1" draw:layer="layout" draw:type="curve" svg:x1="15.879cm" svg:y1="5.92cm" svg:x2="5.381cm" svg:y2="12.458cm" draw:start-shape="id9" draw:start-glue-point="2" draw:end-shape="id14" draw:end-glue-point="0" svg:d="m15879 5920c0 4903-10498 1635-10498 6538">
          <text:p/>
        </draw:connector>
        <draw:connector draw:style-name="gr7" draw:text-style-name="P1" draw:layer="layout" draw:type="curve" svg:x1="19.777cm" svg:y1="5.92cm" svg:x2="16.479cm" svg:y2="12.458cm" draw:start-shape="id11" draw:start-glue-point="2" draw:end-shape="id19" draw:end-glue-point="0" svg:d="m19777 5920c0 4903-3298 1635-3298 6538">
          <text:p/>
        </draw:connector>
        <draw:connector draw:style-name="gr7" draw:text-style-name="P1" draw:layer="layout" draw:type="curve" svg:x1="19.777cm" svg:y1="5.92cm" svg:x2="12.179cm" svg:y2="12.458cm" draw:start-shape="id11" draw:start-glue-point="2" draw:end-shape="id17" draw:end-glue-point="0" svg:d="m19777 5920c0 4903-7598 1635-7598 6538">
          <text:p/>
        </draw:connector>
        <draw:connector draw:style-name="gr6" draw:text-style-name="P1" draw:layer="layout" draw:type="curve" svg:x1="23.978cm" svg:y1="5.92cm" svg:x2="21.079cm" svg:y2="12.458cm" draw:start-shape="id13" draw:start-glue-point="2" draw:end-shape="id15" svg:d="m23978 5920c0 4903-2899 1635-2899 6538">
          <text:p/>
        </draw:connector>
        <draw:connector draw:style-name="gr6" draw:text-style-name="P1" draw:layer="layout" draw:type="curve" svg:x1="23.978cm" svg:y1="5.92cm" svg:x2="23.88cm" svg:y2="12.458cm" draw:start-shape="id13" draw:start-glue-point="2" draw:end-shape="id18" draw:end-glue-point="0" svg:d="m23978 5920c0 4903-98 1635-98 6538">
          <text:p/>
        </draw:connector>
        <draw:connector draw:style-name="gr6" draw:text-style-name="P1" draw:layer="layout" draw:type="curve" svg:x1="2.88cm" svg:y1="13.42cm" svg:x2="5.279cm" svg:y2="19.158cm" draw:start-shape="id16" draw:start-glue-point="2" draw:end-shape="id20" draw:end-glue-point="0" svg:d="m2880 13420c0 4303 2399 1435 2399 5738">
          <text:p/>
        </draw:connector>
        <draw:connector draw:style-name="gr7" draw:text-style-name="P1" draw:layer="layout" draw:type="curve" svg:x1="2.88cm" svg:y1="13.42cm" svg:x2="19.68cm" svg:y2="19.158cm" draw:start-shape="id16" draw:start-glue-point="2" draw:end-shape="id21" draw:end-glue-point="0" svg:d="m2880 13420c0 4303 16800 1435 16800 5738">
          <text:p/>
        </draw:connector>
        <draw:connector draw:style-name="gr6" draw:text-style-name="P1" draw:layer="layout" draw:type="curve" svg:x1="5.381cm" svg:y1="13.42cm" svg:x2="8.679cm" svg:y2="19.158cm" draw:start-shape="id14" draw:start-glue-point="2" draw:end-shape="id22" draw:end-glue-point="0" svg:d="m5381 13420c0 4303 3298 1435 3298 5738">
          <text:p/>
        </draw:connector>
        <draw:connector draw:style-name="gr7" draw:text-style-name="P1" draw:layer="layout" draw:type="curve" svg:x1="5.381cm" svg:y1="13.42cm" svg:x2="23.079cm" svg:y2="19.158cm" draw:start-shape="id14" draw:start-glue-point="2" draw:end-shape="id23" draw:end-glue-point="0" svg:d="m5381 13420c0 4303 17698 1435 17698 5738">
          <text:p/>
        </draw:connector>
        <draw:connector draw:style-name="gr6" draw:text-style-name="P1" draw:layer="layout" draw:type="curve" svg:x1="12.179cm" svg:y1="13.42cm" svg:x2="5.279cm" svg:y2="19.158cm" draw:start-shape="id17" draw:start-glue-point="2" draw:end-shape="id20" draw:end-glue-point="0" svg:d="m12179 13420c0 4303-6900 1435-6900 5738">
          <text:p/>
        </draw:connector>
        <draw:connector draw:style-name="gr7" draw:text-style-name="P1" draw:layer="layout" draw:type="curve" svg:x1="12.216cm" svg:y1="14.111cm" svg:x2="11.979cm" svg:y2="19.158cm" draw:end-shape="id24" draw:end-glue-point="0" svg:d="m12216 14111c0 3411-237 888-237 5047">
          <text:p/>
        </draw:connector>
        <draw:connector draw:style-name="gr6" draw:text-style-name="P1" draw:layer="layout" draw:type="curve" svg:x1="16.479cm" svg:y1="13.42cm" svg:x2="8.679cm" svg:y2="19.158cm" draw:start-shape="id19" draw:start-glue-point="2" draw:end-shape="id22" draw:end-glue-point="0" svg:d="m16479 13420c0 4303-7800 1435-7800 5738">
          <text:p/>
        </draw:connector>
        <draw:connector draw:style-name="gr7" draw:text-style-name="P1" draw:layer="layout" draw:type="curve" svg:x1="16.479cm" svg:y1="13.42cm" svg:x2="11.979cm" svg:y2="19.158cm" draw:start-shape="id19" draw:start-glue-point="2" draw:end-shape="id24" draw:end-glue-point="0" svg:d="m16479 13420c0 4303-4500 1435-4500 5738">
          <text:p/>
        </draw:connector>
        <draw:connector draw:style-name="gr6" draw:text-style-name="P1" draw:layer="layout" draw:type="curve" svg:x1="21.079cm" svg:y1="13.42cm" svg:x2="15.98cm" svg:y2="19.158cm" draw:start-shape="id15" draw:start-glue-point="2" draw:end-shape="id25" draw:end-glue-point="0" svg:d="m21079 13420c0 4303-5099 1435-5099 5738">
          <text:p/>
        </draw:connector>
        <draw:connector draw:style-name="gr7" draw:text-style-name="P1" draw:layer="layout" draw:type="curve" svg:x1="21.079cm" svg:y1="13.42cm" svg:x2="23.079cm" svg:y2="19.158cm" draw:start-shape="id15" draw:start-glue-point="2" draw:end-shape="id23" draw:end-glue-point="0" svg:d="m21079 13420c0 4303 2000 1435 2000 5738">
          <text:p/>
        </draw:connector>
        <draw:connector draw:style-name="gr7" draw:text-style-name="P1" draw:layer="layout" draw:type="curve" svg:x1="23.88cm" svg:y1="13.42cm" svg:x2="19.68cm" svg:y2="19.158cm" draw:start-shape="id18" draw:start-glue-point="2" draw:end-shape="id21" draw:end-glue-point="0" svg:d="m23880 13420c0 4303-4200 1435-4200 5738">
          <text:p/>
        </draw:connector>
        <draw:connector draw:style-name="gr6" draw:text-style-name="P1" draw:layer="layout" draw:type="curve" svg:x1="23.88cm" svg:y1="13.42cm" svg:x2="15.98cm" svg:y2="19.158cm" draw:start-shape="id18" draw:start-glue-point="2" draw:end-shape="id25" draw:end-glue-point="0" svg:d="m23880 13420c0 4303-7900 1435-7900 5738">
          <text:p/>
        </draw:connector>
        <draw:frame draw:style-name="gr1" xml:id="id26" draw:id="id26" draw:layer="layout" svg:width="1.37cm" svg:height="0.962cm" svg:x="0.196cm" svg:y="12.458cm">
          <draw:text-box>
            <text:p>-11</text:p>
          </draw:text-box>
        </draw:frame>
        <draw:connector draw:style-name="gr6" draw:text-style-name="P1" draw:layer="layout" draw:type="curve" svg:x1="4.579cm" svg:y1="5.92cm" svg:x2="0.881cm" svg:y2="12.458cm" draw:start-shape="id12" draw:start-glue-point="2" draw:end-shape="id26" draw:end-glue-point="0" svg:d="m4579 5920c0 4903-3698 1635-3698 6538">
          <text:p/>
        </draw:connector>
        <draw:frame draw:style-name="gr1" xml:id="id27" draw:id="id27" draw:layer="layout" svg:width="1.416cm" svg:height="0.962cm" svg:x="9.473cm" svg:y="12.458cm">
          <draw:text-box>
            <text:p>1-1</text:p>
          </draw:text-box>
        </draw:frame>
        <draw:connector draw:style-name="gr6" draw:text-style-name="P1" draw:layer="layout" draw:type="curve" svg:x1="4.579cm" svg:y1="5.92cm" svg:x2="10.181cm" svg:y2="12.458cm" draw:start-shape="id12" draw:start-glue-point="2" draw:end-shape="id27" draw:end-glue-point="0" svg:d="m4579 5920c0 4903 5602 1635 5602 6538">
          <text:p/>
        </draw:connector>
        <draw:frame draw:style-name="gr1" xml:id="id28" draw:id="id28" draw:layer="layout" svg:width="1.416cm" svg:height="0.962cm" svg:x="7.174cm" svg:y="12.458cm">
          <draw:text-box>
            <text:p>-22</text:p>
          </draw:text-box>
        </draw:frame>
        <draw:connector draw:style-name="gr7" draw:text-style-name="P1" draw:layer="layout" draw:type="curve" svg:x1="8.18cm" svg:y1="5.92cm" svg:x2="7.882cm" svg:y2="12.458cm" draw:start-shape="id10" draw:start-glue-point="2" draw:end-shape="id28" draw:end-glue-point="0" svg:d="m8180 5920c0 4903-298 1635-298 6538">
          <text:p/>
        </draw:connector>
        <draw:frame draw:style-name="gr1" xml:id="id29" draw:id="id29" draw:layer="layout" svg:width="1.416cm" svg:height="0.962cm" svg:x="17.874cm" svg:y="12.458cm">
          <draw:text-box>
            <text:p>2-2</text:p>
          </draw:text-box>
        </draw:frame>
        <draw:connector draw:style-name="gr7" draw:text-style-name="P1" draw:layer="layout" draw:type="curve" svg:x1="8.18cm" svg:y1="5.92cm" svg:x2="18.582cm" svg:y2="12.458cm" draw:start-shape="id10" draw:start-glue-point="2" draw:end-shape="id29" draw:end-glue-point="0" svg:d="m8180 5920c0 4903 10402 1635 10402 6538">
          <text:p/>
        </draw:connector>
        <draw:frame draw:style-name="gr1" xml:id="id30" draw:id="id30" draw:layer="layout" svg:width="1.37cm" svg:height="0.962cm" svg:x="13.595cm" svg:y="12.458cm">
          <draw:text-box>
            <text:p>11-</text:p>
          </draw:text-box>
        </draw:frame>
        <draw:connector draw:style-name="gr6" draw:text-style-name="P1" draw:layer="layout" draw:type="curve" svg:x1="12.178cm" svg:y1="5.92cm" svg:x2="14.28cm" svg:y2="12.458cm" draw:start-shape="id8" draw:start-glue-point="2" draw:end-shape="id30" draw:end-glue-point="0" svg:d="m12178 5920c0 4903 2102 1635 2102 6538">
          <text:p/>
        </draw:connector>
        <draw:connector draw:style-name="gr6" draw:text-style-name="P1" draw:layer="layout" draw:type="curve" svg:x1="12.178cm" svg:y1="5.92cm" svg:x2="0.881cm" svg:y2="12.458cm" draw:start-shape="id8" draw:start-glue-point="2" draw:end-shape="id26" draw:end-glue-point="0" svg:d="m12178 5920c0 4903-11297 1635-11297 6538">
          <text:p/>
        </draw:connector>
        <draw:connector draw:style-name="gr7" draw:text-style-name="P1" draw:layer="layout" draw:type="curve" svg:x1="15.879cm" svg:y1="5.92cm" svg:x2="7.882cm" svg:y2="12.458cm" draw:start-shape="id9" draw:start-glue-point="2" draw:end-shape="id28" draw:end-glue-point="0" svg:d="m15879 5920c0 4903-7997 1635-7997 6538">
          <text:p/>
        </draw:connector>
        <draw:frame draw:style-name="gr1" xml:id="id31" draw:id="id31" draw:layer="layout" svg:width="1.416cm" svg:height="0.962cm" svg:x="25.972cm" svg:y="12.458cm">
          <draw:text-box>
            <text:p>22-</text:p>
          </draw:text-box>
        </draw:frame>
        <draw:connector draw:style-name="gr7" draw:text-style-name="P1" draw:layer="layout" draw:type="curve" svg:x1="15.879cm" svg:y1="5.92cm" svg:x2="26.68cm" svg:y2="12.458cm" draw:start-shape="id9" draw:start-glue-point="2" draw:end-shape="id31" draw:end-glue-point="0" svg:d="m15879 5920c0 4903 10801 1635 10801 6538">
          <text:p/>
        </draw:connector>
        <draw:connector draw:style-name="gr6" draw:text-style-name="P1" draw:layer="layout" draw:type="curve" svg:x1="19.777cm" svg:y1="5.92cm" svg:x2="14.28cm" svg:y2="12.458cm" draw:start-shape="id11" draw:start-glue-point="2" draw:end-shape="id30" draw:end-glue-point="0" svg:d="m19777 5920c0 4903-5497 1635-5497 6538">
          <text:p/>
        </draw:connector>
        <draw:connector draw:style-name="gr6" draw:text-style-name="P1" draw:layer="layout" draw:type="curve" svg:x1="19.777cm" svg:y1="5.92cm" svg:x2="10.181cm" svg:y2="12.458cm" draw:start-shape="id11" draw:start-glue-point="2" draw:end-shape="id27" draw:end-glue-point="0" svg:d="m19777 5920c0 4903-9596 1635-9596 6538">
          <text:p/>
        </draw:connector>
        <draw:connector draw:style-name="gr7" draw:text-style-name="P1" draw:layer="layout" draw:type="curve" svg:x1="23.978cm" svg:y1="5.92cm" svg:x2="18.582cm" svg:y2="12.458cm" draw:start-shape="id13" draw:start-glue-point="2" draw:end-shape="id29" draw:end-glue-point="0" svg:d="m23978 5920c0 4903-5396 1635-5396 6538">
          <text:p/>
        </draw:connector>
        <draw:connector draw:style-name="gr7" draw:text-style-name="P1" draw:layer="layout" draw:type="curve" svg:x1="23.978cm" svg:y1="5.92cm" svg:x2="26.68cm" svg:y2="12.458cm" draw:start-shape="id13" draw:start-glue-point="2" draw:end-shape="id31" draw:end-glue-point="0" svg:d="m23978 5920c0 4903 2702 1635 2702 6538">
          <text:p/>
        </draw:connector>
        <draw:frame draw:style-name="gr1" xml:id="id32" draw:id="id32" draw:layer="layout" svg:width="1.463cm" svg:height="0.962cm" svg:x="1.348cm" svg:y="19.158cm">
          <draw:text-box>
            <text:p>111</text:p>
          </draw:text-box>
        </draw:frame>
        <draw:connector draw:style-name="gr6" draw:text-style-name="P1" draw:layer="layout" draw:type="curve" svg:x1="0.881cm" svg:y1="13.42cm" svg:x2="2.079cm" svg:y2="19.158cm" draw:start-shape="id26" draw:start-glue-point="2" draw:end-shape="id32" draw:end-glue-point="0" svg:d="m881 13420c0 4303 1198 1435 1198 5738">
          <text:p/>
        </draw:connector>
        <draw:connector draw:style-name="gr7" draw:text-style-name="P1" draw:layer="layout" draw:type="curve" svg:x1="0.881cm" svg:y1="13.42cm" svg:x2="15.98cm" svg:y2="19.158cm" draw:start-shape="id26" draw:start-glue-point="2" draw:end-shape="id25" draw:end-glue-point="0" svg:d="m881 13420c0 4303 15099 1435 15099 5738">
          <text:p/>
        </draw:connector>
        <draw:connector draw:style-name="gr7" draw:text-style-name="P1" draw:layer="layout" draw:type="curve" svg:x1="2.88cm" svg:y1="13.42cm" svg:x2="19.68cm" svg:y2="19.158cm" draw:start-shape="id16" draw:start-glue-point="2" draw:end-shape="id21" draw:end-glue-point="0" svg:d="m2880 13420c0 4303 16800 1435 16800 5738">
          <text:p/>
        </draw:connector>
        <draw:connector draw:style-name="gr6" draw:text-style-name="P1" draw:layer="layout" draw:type="curve" svg:x1="7.882cm" svg:y1="13.42cm" svg:x2="11.979cm" svg:y2="19.158cm" draw:start-shape="id28" draw:start-glue-point="2" draw:end-shape="id24" draw:end-glue-point="0" svg:d="m7882 13420c0 4303 4097 1435 4097 5738">
          <text:p/>
        </draw:connector>
        <draw:frame draw:style-name="gr1" xml:id="id33" draw:id="id33" draw:layer="layout" svg:width="1.556cm" svg:height="0.962cm" svg:x="25.701cm" svg:y="19.158cm">
          <draw:text-box>
            <text:p>222</text:p>
          </draw:text-box>
        </draw:frame>
        <draw:connector draw:style-name="gr7" draw:text-style-name="P1" draw:layer="layout" draw:type="curve" svg:x1="7.882cm" svg:y1="13.42cm" svg:x2="26.479cm" svg:y2="19.158cm" draw:start-shape="id28" draw:start-glue-point="2" draw:end-shape="id33" draw:end-glue-point="0" svg:d="m7882 13420c0 4303 18597 1435 18597 5738">
          <text:p/>
        </draw:connector>
        <draw:connector draw:style-name="gr6" draw:text-style-name="P1" draw:layer="layout" draw:type="curve" svg:x1="10.181cm" svg:y1="13.42cm" svg:x2="2.079cm" svg:y2="19.158cm" draw:start-shape="id27" draw:start-glue-point="2" draw:end-shape="id32" draw:end-glue-point="0" svg:d="m10181 13420c0 4303-8102 1435-8102 5738">
          <text:p/>
        </draw:connector>
        <draw:connector draw:style-name="gr7" draw:text-style-name="P1" draw:layer="layout" draw:type="curve" svg:x1="10.181cm" svg:y1="13.42cm" svg:x2="8.679cm" svg:y2="19.158cm" draw:start-shape="id27" draw:start-glue-point="2" draw:end-shape="id22" draw:end-glue-point="0" svg:d="m10181 13420c0 4303-1502 1435-1502 5738">
          <text:p/>
        </draw:connector>
        <draw:connector draw:style-name="gr6" draw:text-style-name="P1" draw:layer="layout" draw:type="curve" svg:x1="14.28cm" svg:y1="13.42cm" svg:x2="2.079cm" svg:y2="19.158cm" draw:start-shape="id30" draw:start-glue-point="2" draw:end-shape="id32" draw:end-glue-point="0" svg:d="m14280 13420c0 4303-12201 1435-12201 5738">
          <text:p/>
        </draw:connector>
        <draw:connector draw:style-name="gr7" draw:text-style-name="P1" draw:layer="layout" draw:type="curve" svg:x1="14.28cm" svg:y1="13.42cm" svg:x2="5.279cm" svg:y2="19.158cm" draw:start-shape="id30" draw:start-glue-point="2" draw:end-shape="id20" svg:d="m14280 13420c0 4303-9001 1435-9001 5738">
          <text:p/>
        </draw:connector>
        <draw:connector draw:style-name="gr6" draw:text-style-name="P1" draw:layer="layout" draw:type="curve" svg:x1="18.582cm" svg:y1="13.42cm" svg:x2="19.68cm" svg:y2="19.158cm" draw:start-shape="id29" draw:start-glue-point="2" draw:end-shape="id21" draw:end-glue-point="0" svg:d="m18582 13420c0 4303 1098 1435 1098 5738">
          <text:p/>
        </draw:connector>
        <draw:connector draw:style-name="gr7" draw:text-style-name="P1" draw:layer="layout" draw:type="curve" svg:x1="18.582cm" svg:y1="13.42cm" svg:x2="26.479cm" svg:y2="19.158cm" draw:start-shape="id29" draw:start-glue-point="2" draw:end-shape="id33" draw:end-glue-point="0" svg:d="m18582 13420c0 4303 7897 1435 7897 5738">
          <text:p/>
        </draw:connector>
        <draw:connector draw:style-name="gr7" draw:text-style-name="P1" draw:layer="layout" draw:type="curve" svg:x1="26.68cm" svg:y1="13.42cm" svg:x2="26.479cm" svg:y2="19.158cm" draw:start-shape="id31" draw:start-glue-point="2" draw:end-shape="id33" draw:end-glue-point="0" svg:d="m26680 13420c0 4303-201 1435-201 5738">
          <text:p/>
        </draw:connector>
        <draw:connector draw:style-name="gr6" draw:text-style-name="P1" draw:layer="layout" draw:type="curve" svg:x1="26.68cm" svg:y1="13.42cm" svg:x2="23.079cm" svg:y2="19.158cm" draw:start-shape="id31" draw:start-glue-point="2" draw:end-shape="id23" draw:end-glue-point="0" svg:d="m26680 13420c0 4303-3601 1435-3601 5738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8T19:31:02</meta:creation-date>
    <dc:date>2013-10-09T18:02:08</dc:date>
    <meta:editing-duration>PT55M30S</meta:editing-duration>
    <meta:editing-cycles>15</meta:editing-cycles>
    <meta:generator>LibreOffice/3.6$Linux_X86_64 LibreOffice_project/360m1$Build-2</meta:generator>
    <meta:document-statistic meta:object-count="126"/>
  </office:meta>
</office:document-meta>
</file>